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7-04-max_L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ixelSum</text:p>
          </table:table-cell>
          <table:table-cell office:value-type="string" calcext:value-type="string">
            <text:p>Percentage %</text:p>
          </table:table-cell>
          <table:table-cell office:value-type="string" calcext:value-type="string">
            <text:p>Area [metre^2]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Wi*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NumSamp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1713" calcext:value-type="float">
            <text:p>1871713</text:p>
          </table:table-cell>
          <table:table-cell office:value-type="float" office:value="90.9806466352172" calcext:value-type="float">
            <text:p>90,9806466352172</text:p>
          </table:table-cell>
          <table:table-cell office:value-type="float" office:value="1684541700" calcext:value-type="float">
            <text:p>1684541700</text:p>
          </table:table-cell>
          <table:table-cell table:formula="of:=[.C2]/100" office:value-type="float" office:value="0.909806466352171" calcext:value-type="float">
            <text:p>0,909806466352171</text:p>
          </table:table-cell>
          <table:table-cell office:value-type="float" office:value="0.9" calcext:value-type="float">
            <text:p>0,9</text:p>
          </table:table-cell>
          <table:table-cell table:formula="of:=SQRT([.F2]*(1-[.F2]))" office:value-type="float" office:value="0.3" calcext:value-type="float">
            <text:p>0,3</text:p>
          </table:table-cell>
          <table:table-cell table:formula="of:=[.E2]*[.G2]" office:value-type="float" office:value="0.272941939905651" calcext:value-type="float">
            <text:p>0,272941939905651</text:p>
          </table:table-cell>
          <table:table-cell office:value-type="float" office:value="0.02" calcext:value-type="float">
            <text:p>0,02</text:p>
          </table:table-cell>
          <table:table-cell table:formula="of:=ROUND(([.H4]/[.I2]) ^ 2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552" calcext:value-type="float">
            <text:p>185552</text:p>
          </table:table-cell>
          <table:table-cell office:value-type="float" office:value="9.01935336478286" calcext:value-type="float">
            <text:p>9,01935336478286</text:p>
          </table:table-cell>
          <table:table-cell office:value-type="float" office:value="166996800" calcext:value-type="float">
            <text:p>166996800</text:p>
          </table:table-cell>
          <table:table-cell table:formula="of:=[.C3]/100" office:value-type="float" office:value="0.0901935336478286" calcext:value-type="float">
            <text:p>0,0901935336478286</text:p>
          </table:table-cell>
          <table:table-cell office:value-type="float" office:value="0.8" calcext:value-type="float">
            <text:p>0,8</text:p>
          </table:table-cell>
          <table:table-cell table:formula="of:=SQRT([.F3]*(1-[.F3]))" office:value-type="float" office:value="0.4" calcext:value-type="float">
            <text:p>0,4</text:p>
          </table:table-cell>
          <table:table-cell table:formula="of:=[.E3]*[.G3]" office:value-type="float" office:value="0.0360774134591314" calcext:value-type="float">
            <text:p>0,0360774134591314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2:.H3])" office:value-type="float" office:value="0.309019353364783" calcext:value-type="float">
            <text:p>0,309019353364783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ple Stratif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eighted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– Land</text:p>
          </table:table-cell>
          <table:table-cell table:formula="of:=ROUND([.J2]*[.E2])" office:value-type="float" office:value="217" calcext:value-type="float">
            <text:p>217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2])/2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 – Water</text:p>
          </table:table-cell>
          <table:table-cell table:formula="of:=ROUND([.J2]*[.E3])" office:value-type="float" office:value="22" calcext:value-type="float">
            <text:p>22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3])/2)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9:.E10])" office:value-type="float" office:value="239" calcext:value-type="float">
            <text:p>2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0:53:49.5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5-18T10:54:14.968000000</dc:date>
    <meta:editing-duration>PT25S</meta:editing-duration>
    <meta:editing-cycles>1</meta:editing-cycles>
    <meta:document-statistic meta:table-count="1" meta:cell-count="42" meta:object-count="0"/>
  </office:meta>
</office:document-meta>
</file>